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Tracker.tryIDResolution( String id , PageViewport pv , List pv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DTracker.signalIDProcessed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DTracker.associateIDWithPageViewport( String id , PageViewport p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DTracker.addUnresolvedIDRef( String idref , Resolvabl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Tracker.tryIDResolution( PageViewport p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Tracker.getPageViewportsContaining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racker.alreadyResolved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racker.signalPending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